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5 February 2013</text:p>
      <text:p text:style-name="P2">Burn It Down</text:p>
      <text:p text:style-name="P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span text:style-name="T1"><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span></text:p>
      <text:p text:style-name="P3"><text:span text:style-name="T1"><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span></text:p>
      <text:p text:style-name="P3"><text:span text:style-name="T1"><text:tab/>At the beginning of the clip, behind the screen and Marcel's back we can see only three things: Marcel, the top of the pile of nitrate film and Shosanna's ghostly face from the nose down. The </text:span><text:soft-page-break/><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3"><text:span text:style-name="T1"><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 He nods without ever blinking, accepting the symbolical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span></text:p>
      <text:p text:style-name="P3"><text:span text:style-name="T1"><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span></text:p>
      <text:p text:style-name="P3"><text:span text:style-name="T1"><text:tab/>We see a close-up of Marcel's hand planted on his side holding a smoking cigarette between his </text:span><text:soft-page-break/><text:span text:style-name="T1">middle finger and thumb. The camera is at equal height with Marcel's side. As with the close-up of Marcel's face, the background is black, albeit there are some unrecognizable splotchy gray objects. This scene acts as the final “passing of the torch” scene. Marcel, in flicking the cigarette, is bringing his role in the destruction of the Nazis to an end and is leaving the rest up to the projectile cigarette. This brief scene's purpose is purely transitional. As he flicks the cigarette and it departs his hand at the center of the camera's view, a loud resonant flicking noise is heard and is held out. This is done to help ease the transition to the following scene filmed in slow-motion.</text:span></text:p>
      <text:p text:style-name="P3"><text:span text:style-name="T1"><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creating a parallax effect as if the cigarette is truly flying.</text:span></text:p>
      <text:p text:style-name="P3"><text:span text:style-name="T1"><text:tab/>As it is airborne, the cigarette makes light scratching noises, as it struggles to work it way past the final obstacle that stands between it and the pile of film that will be downfall of the evil Nazi leaders – that obstacle being – the very air through which it soars.</text:span></text:p>
      <text:p text:style-name="P3"><text:span text:style-name="T1"><text:tab/>The flying cigarette scene is the longest in the sequence of the scenes present in the 15 second clip I selected and justly so. For this scene is the transition into the climax of the film. All the characters' plans have been made and many have died to see this moment through.</text:span></text:p>
      <text:p text:style-name="P3"><text:span text:style-name="T1"><text:tab/>Tarantino, however, does not let us get too attached to the cigarette. He abruptly ends the scene </text:span><text:soft-page-break/><text:span text:style-name="T1">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somewhat standard, however, there is a slight buzzing noise which is presumably the nitrate being consumed by the flame. This scene is very brief. At just about the time when you have received enough information about the burning film, the camera is transitioned to be above the audience, centering in on the theater screen to display one of the greatest scenes of the movie.</text:span></text:p>
      <text:p text:style-name="P3"><text:span text:style-name="T1"><text:tab/>In this excellent scene, we see the screen burning, the camera positioned at level with the screen. Her face is dead center-screen, the proportions of her face to the rest of the view, interestingly, are about the same as Marcel's were in his close-up scene. Tarantino must like exposing the viewers to this personal sense of intimacy the last time we will see them in a film. We see, with red curtains on the sides, the red flame consuming Shosanna's gray-blue face as she is laughing maniacally.</text:span></text:p>
      <text:p text:style-name="P3"><text:span text:style-name="T1"><text:tab/>This viewing angle of the screen has never been shown before. Earlier, when Shosanna's face appeared on the screen, we saw her, as one looking up, from the perspective of a person in the audience, as one of the Nazis. But now, in her victory, she is above the Nazis and she throws her head back and laughs as the flames consume the screen from the bottom up. She laughs, already having died and thus her projected form being rendered impervious to the flame – the Nazis are not so lucky.</text:span></text:p>
      <text:p text:style-name="P3"><text:span text:style-name="T1"><text:tab/>As we are exposed to the burning screen, so are the Nazi attendees. The chaotic amalgamation of ladies' screams, the loudly burning flame and Shosanna's insane laughter growing more and more maniacal makes for a perfect accompaniment for the inferno of chaos being engendered and about to ensue. </text:span></text:p>
      <text:p text:style-name="P3"><text:soft-page-break/><text:span text:style-name="T1"><text:tab/>Earlier when jew hunter came, made them feel comfortable, while they were trapped, shot them, Now she made them feel comfortable, and burned them. Big difference is he gets away, she kills in her death.</text:span></text:p>
      <text:p text:style-name="P3"><text:span text:style-name="T1"><text:tab/>Size, color, laugh of victory, head swing back, flames rising. Fire consumes her, but it doesn't. It consumes the Nazis! Face, Fire, Curtains. Sound of fire, shouting, laughing. Same angle as on Marcel. Audience aren't in scene anymore she's won, higher viewing angle!</text:span></text:p>
      <text:p text:style-name="P3"><text:span text:style-name="T1"/></text:p>
      <text:p text:style-name="P3"><text:span text:style-name="T1">Hitler's reaction, mouth opening from one side to the other. Move back, G and H reaction. G wants to appease 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5T04:31:57</dc:date>
    <meta:editing-duration>PT5H33M36S</meta:editing-duration>
    <meta:editing-cycles>108</meta:editing-cycles>
    <meta:document-statistic meta:table-count="0" meta:image-count="0" meta:object-count="0" meta:page-count="5" meta:paragraph-count="22" meta:word-count="1560" meta:character-count="9005" meta:non-whitespace-character-count="7450"/>
  </office:meta>
</office:document-meta>
</file>